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" style:family="table-cell" style:parent-style-name="Default" style:data-style-name="N5"/>
    <style:style style:name="ce8" style:family="table-cell" style:parent-style-name="Default" style:data-style-name="N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24" style:family="table-cell" style:parent-style-name="Default" style:data-style-name="N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1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6"/>
        <table:table-column table:style-name="co4" table:default-cell-style-name="ce34"/>
        <table:table-column table:style-name="co4" table:default-cell-style-name="ce14"/>
        <table:table-column table:style-name="co5" table:default-cell-style-name="ce15"/>
        <table:table-column table:style-name="co4" table:default-cell-style-name="ce34"/>
        <table:table-column table:style-name="co4" table:default-cell-style-name="ce27"/>
        <table:table-column table:style-name="co4" table:default-cell-style-name="ce19"/>
        <table:table-column table:style-name="co6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Modules utilisés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cnf+xorset</text:p>
          </table:table-cell>
          <table:covered-table-cell table:style-name="ce9"/>
          <table:table-cell table:style-name="ce12"/>
          <table:table-cell table:style-name="ce5" office:value-type="string" calcext:value-type="string" table:number-columns-spanned="2" table:number-rows-spanned="1">
            <text:p>subst+xorset</text:p>
          </table:table-cell>
          <table:covered-table-cell table:style-name="ce16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Seed</text:p>
          </table:table-cell>
          <table:covered-table-cell/>
          <table:table-cell table:style-name="ce2" office:value-type="string" calcext:value-type="string">
            <text:p>Nb conflits</text:p>
          </table:table-cell>
          <table:table-cell table:style-name="ce10" office:value-type="string" calcext:value-type="string">
            <text:p>Temps en ms</text:p>
          </table:table-cell>
          <table:table-cell table:style-name="ce13"/>
          <table:table-cell table:style-name="ce2" office:value-type="string" calcext:value-type="string">
            <text:p>Nb conflits</text:p>
          </table:table-cell>
          <table:table-cell table:style-name="ce10" office:value-type="string" calcext:value-type="string">
            <text:p>Temps en ms</text:p>
          </table:table-cell>
          <table:table-cell/>
          <table:table-cell table:style-name="ce18" office:value-type="string" calcext:value-type="string">
            <text:p>Coeff temps</text:p>
          </table:table-cell>
          <table:table-cell table:style-name="ce18" office:value-type="string" calcext:value-type="string">
            <text:p>Différences de conflits</text:p>
          </table:table-cell>
        </table:table-row>
        <table:table-row table:style-name="ro1">
          <table:table-cell office:value-type="float" office:value="0" calcext:value-type="float" table:number-columns-spanned="2" table:number-rows-spanned="1">
            <text:p>0</text:p>
          </table:table-cell>
          <table:covered-table-cell/>
          <table:table-cell office:value-type="float" office:value="127378" calcext:value-type="float">
            <text:p>127 378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27378" calcext:value-type="float">
            <text:p>127 378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G3]/[.D3]" office:value-type="float" office:value="1.27926078028747" calcext:value-type="float">
            <text:p>1,28</text:p>
          </table:table-cell>
          <table:table-cell table:style-name="ce22" table:formula="of:=[.F3]-[.C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1085474" calcext:value-type="float">
            <text:p>21 085 474</text:p>
          </table:table-cell>
          <table:table-cell office:value-type="float" office:value="85546" calcext:value-type="float">
            <text:p>85546</text:p>
          </table:table-cell>
          <table:table-cell/>
          <table:table-cell office:value-type="float" office:value="21085477" calcext:value-type="float">
            <text:p>21 085 477</text:p>
          </table:table-cell>
          <table:table-cell office:value-type="float" office:value="109797" calcext:value-type="float">
            <text:p>109797</text:p>
          </table:table-cell>
          <table:table-cell/>
          <table:table-cell table:formula="of:=[.G4]/[.D4]" office:value-type="float" office:value="1.28348490870409" calcext:value-type="float">
            <text:p>1,28</text:p>
          </table:table-cell>
          <table:table-cell table:formula="of:=[.F4]-[.C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26476068" calcext:value-type="float">
            <text:p>26 476 068</text:p>
          </table:table-cell>
          <table:table-cell office:value-type="float" office:value="106154" calcext:value-type="float">
            <text:p>106154</text:p>
          </table:table-cell>
          <table:table-cell/>
          <table:table-cell office:value-type="float" office:value="26476151" calcext:value-type="float">
            <text:p>26 476 151</text:p>
          </table:table-cell>
          <table:table-cell office:value-type="float" office:value="132551" calcext:value-type="float">
            <text:p>132551</text:p>
          </table:table-cell>
          <table:table-cell/>
          <table:table-cell table:formula="of:=[.G5]/[.D5]" office:value-type="float" office:value="1.24866703091735" calcext:value-type="float">
            <text:p>1,25</text:p>
          </table:table-cell>
          <table:table-cell table:formula="of:=[.F5]-[.C5]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19312656" calcext:value-type="float">
            <text:p>19 312 656</text:p>
          </table:table-cell>
          <table:table-cell office:value-type="float" office:value="78423" calcext:value-type="float">
            <text:p>78423</text:p>
          </table:table-cell>
          <table:table-cell/>
          <table:table-cell office:value-type="float" office:value="19312658" calcext:value-type="float">
            <text:p>19 312 658</text:p>
          </table:table-cell>
          <table:table-cell office:value-type="float" office:value="98320" calcext:value-type="float">
            <text:p>98320</text:p>
          </table:table-cell>
          <table:table-cell/>
          <table:table-cell table:formula="of:=[.G6]/[.D6]" office:value-type="float" office:value="1.25371383395177" calcext:value-type="float">
            <text:p>1,25</text:p>
          </table:table-cell>
          <table:table-cell table:formula="of:=[.F6]-[.C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18730275" calcext:value-type="float">
            <text:p>18 730 275</text:p>
          </table:table-cell>
          <table:table-cell office:value-type="float" office:value="74773" calcext:value-type="float">
            <text:p>74773</text:p>
          </table:table-cell>
          <table:table-cell/>
          <table:table-cell office:value-type="float" office:value="18730277" calcext:value-type="float">
            <text:p>18 730 277</text:p>
          </table:table-cell>
          <table:table-cell office:value-type="float" office:value="98390" calcext:value-type="float">
            <text:p>98390</text:p>
          </table:table-cell>
          <table:table-cell/>
          <table:table-cell table:formula="of:=[.G7]/[.D7]" office:value-type="float" office:value="1.31584930389312" calcext:value-type="float">
            <text:p>1,32</text:p>
          </table:table-cell>
          <table:table-cell table:formula="of:=[.F7]-[.C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10239393" calcext:value-type="float">
            <text:p>10 239 393</text:p>
          </table:table-cell>
          <table:table-cell office:value-type="float" office:value="42040" calcext:value-type="float">
            <text:p>42040</text:p>
          </table:table-cell>
          <table:table-cell/>
          <table:table-cell office:value-type="float" office:value="10239397" calcext:value-type="float">
            <text:p>10 239 397</text:p>
          </table:table-cell>
          <table:table-cell office:value-type="float" office:value="52955" calcext:value-type="float">
            <text:p>52955</text:p>
          </table:table-cell>
          <table:table-cell/>
          <table:table-cell table:formula="of:=[.G8]/[.D8]" office:value-type="float" office:value="1.25963368220742" calcext:value-type="float">
            <text:p>1,26</text:p>
          </table:table-cell>
          <table:table-cell table:formula="of:=[.F8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13840685" calcext:value-type="float">
            <text:p>13 840 685</text:p>
          </table:table-cell>
          <table:table-cell office:value-type="float" office:value="53025" calcext:value-type="float">
            <text:p>53025</text:p>
          </table:table-cell>
          <table:table-cell/>
          <table:table-cell office:value-type="float" office:value="13840686" calcext:value-type="float">
            <text:p>13 840 686</text:p>
          </table:table-cell>
          <table:table-cell office:value-type="float" office:value="69844" calcext:value-type="float">
            <text:p>69844</text:p>
          </table:table-cell>
          <table:table-cell/>
          <table:table-cell table:formula="of:=[.G9]/[.D9]" office:value-type="float" office:value="1.31719000471476" calcext:value-type="float">
            <text:p>1,32</text:p>
          </table:table-cell>
          <table:table-cell table:formula="of:=[.F9]-[.C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2899750" calcext:value-type="float">
            <text:p>2 899 750</text:p>
          </table:table-cell>
          <table:table-cell office:value-type="float" office:value="11276" calcext:value-type="float">
            <text:p>11276</text:p>
          </table:table-cell>
          <table:table-cell/>
          <table:table-cell office:value-type="float" office:value="2899750" calcext:value-type="float">
            <text:p>2 899 750</text:p>
          </table:table-cell>
          <table:table-cell office:value-type="float" office:value="14921" calcext:value-type="float">
            <text:p>14921</text:p>
          </table:table-cell>
          <table:table-cell/>
          <table:table-cell table:formula="of:=[.G10]/[.D10]" office:value-type="float" office:value="1.32325292656971" calcext:value-type="float">
            <text:p>1,32</text:p>
          </table:table-cell>
          <table:table-cell table:style-name="ce22" table:formula="of:=[.F10]-[.C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14665109" calcext:value-type="float">
            <text:p>14 665 109</text:p>
          </table:table-cell>
          <table:table-cell office:value-type="float" office:value="58102" calcext:value-type="float">
            <text:p>58102</text:p>
          </table:table-cell>
          <table:table-cell/>
          <table:table-cell office:value-type="float" office:value="14665118" calcext:value-type="float">
            <text:p>14 665 118</text:p>
          </table:table-cell>
          <table:table-cell office:value-type="float" office:value="74302" calcext:value-type="float">
            <text:p>74302</text:p>
          </table:table-cell>
          <table:table-cell/>
          <table:table-cell table:formula="of:=[.G11]/[.D11]" office:value-type="float" office:value="1.278820006196" calcext:value-type="float">
            <text:p>1,28</text:p>
          </table:table-cell>
          <table:table-cell table:formula="of:=[.F11]-[.C1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27611617" calcext:value-type="float">
            <text:p>27 611 617</text:p>
          </table:table-cell>
          <table:table-cell office:value-type="float" office:value="109572" calcext:value-type="float">
            <text:p>109572</text:p>
          </table:table-cell>
          <table:table-cell/>
          <table:table-cell office:value-type="float" office:value="27611632" calcext:value-type="float">
            <text:p>27 611 632</text:p>
          </table:table-cell>
          <table:table-cell office:value-type="float" office:value="142740" calcext:value-type="float">
            <text:p>142740</text:p>
          </table:table-cell>
          <table:table-cell/>
          <table:table-cell table:formula="of:=[.G12]/[.D12]" office:value-type="float" office:value="1.30270507063848" calcext:value-type="float">
            <text:p>1,30</text:p>
          </table:table-cell>
          <table:table-cell table:formula="of:=[.F12]-[.C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5042569" calcext:value-type="float">
            <text:p>5 042 569</text:p>
          </table:table-cell>
          <table:table-cell office:value-type="float" office:value="19337" calcext:value-type="float">
            <text:p>19337</text:p>
          </table:table-cell>
          <table:table-cell/>
          <table:table-cell office:value-type="float" office:value="5042569" calcext:value-type="float">
            <text:p>5 042 569</text:p>
          </table:table-cell>
          <table:table-cell office:value-type="float" office:value="25303" calcext:value-type="float">
            <text:p>25303</text:p>
          </table:table-cell>
          <table:table-cell/>
          <table:table-cell table:formula="of:=[.G13]/[.D13]" office:value-type="float" office:value="1.30852769302374" calcext:value-type="float">
            <text:p>1,31</text:p>
          </table:table-cell>
          <table:table-cell table:style-name="ce22" table:formula="of:=[.F13]-[.C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20988583" calcext:value-type="float">
            <text:p>20 988 583</text:p>
          </table:table-cell>
          <table:table-cell office:value-type="float" office:value="86492" calcext:value-type="float">
            <text:p>86492</text:p>
          </table:table-cell>
          <table:table-cell/>
          <table:table-cell office:value-type="float" office:value="20988583" calcext:value-type="float">
            <text:p>20 988 583</text:p>
          </table:table-cell>
          <table:table-cell office:value-type="float" office:value="109618" calcext:value-type="float">
            <text:p>109618</text:p>
          </table:table-cell>
          <table:table-cell/>
          <table:table-cell table:formula="of:=[.G14]/[.D14]" office:value-type="float" office:value="1.26737732969523" calcext:value-type="float">
            <text:p>1,27</text:p>
          </table:table-cell>
          <table:table-cell table:style-name="ce22" table:formula="of:=[.F14]-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office:value-type="float" office:value="20532639" calcext:value-type="float">
            <text:p>20 532 639</text:p>
          </table:table-cell>
          <table:table-cell office:value-type="float" office:value="86131" calcext:value-type="float">
            <text:p>86131</text:p>
          </table:table-cell>
          <table:table-cell/>
          <table:table-cell office:value-type="float" office:value="20532639" calcext:value-type="float">
            <text:p>20 532 639</text:p>
          </table:table-cell>
          <table:table-cell office:value-type="float" office:value="108146" calcext:value-type="float">
            <text:p>108146</text:p>
          </table:table-cell>
          <table:table-cell/>
          <table:table-cell table:formula="of:=[.G15]/[.D15]" office:value-type="float" office:value="1.25559902938547" calcext:value-type="float">
            <text:p>1,26</text:p>
          </table:table-cell>
          <table:table-cell table:style-name="ce22" table:formula="of:=[.F15]-[.C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 table:number-columns-spanned="2" table:number-rows-spanned="1">
            <text:p>13</text:p>
          </table:table-cell>
          <table:covered-table-cell/>
          <table:table-cell office:value-type="float" office:value="402118" calcext:value-type="float">
            <text:p>402 118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float" office:value="402118" calcext:value-type="float">
            <text:p>402 118</text:p>
          </table:table-cell>
          <table:table-cell office:value-type="float" office:value="1881" calcext:value-type="float">
            <text:p>1881</text:p>
          </table:table-cell>
          <table:table-cell/>
          <table:table-cell table:formula="of:=[.G16]/[.D16]" office:value-type="float" office:value="1.29993089149965" calcext:value-type="float">
            <text:p>1,30</text:p>
          </table:table-cell>
          <table:table-cell table:style-name="ce22" table:formula="of:=[.F16]-[.C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float" office:value="28976360" calcext:value-type="float">
            <text:p>28 976 360</text:p>
          </table:table-cell>
          <table:table-cell office:value-type="float" office:value="119572" calcext:value-type="float">
            <text:p>119572</text:p>
          </table:table-cell>
          <table:table-cell/>
          <table:table-cell office:value-type="float" office:value="28976393" calcext:value-type="float">
            <text:p>28 976 393</text:p>
          </table:table-cell>
          <table:table-cell office:value-type="float" office:value="152746" calcext:value-type="float">
            <text:p>152746</text:p>
          </table:table-cell>
          <table:table-cell/>
          <table:table-cell table:formula="of:=[.G17]/[.D17]" office:value-type="float" office:value="1.27743953433914" calcext:value-type="float">
            <text:p>1,28</text:p>
          </table:table-cell>
          <table:table-cell table:formula="of:=[.F17]-[.C17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float" office:value="3709064" calcext:value-type="float">
            <text:p>3 709 064</text:p>
          </table:table-cell>
          <table:table-cell office:value-type="float" office:value="14340" calcext:value-type="float">
            <text:p>14340</text:p>
          </table:table-cell>
          <table:table-cell/>
          <table:table-cell office:value-type="float" office:value="3709065" calcext:value-type="float">
            <text:p>3 709 065</text:p>
          </table:table-cell>
          <table:table-cell office:value-type="float" office:value="18535" calcext:value-type="float">
            <text:p>18535</text:p>
          </table:table-cell>
          <table:table-cell/>
          <table:table-cell table:formula="of:=[.G18]/[.D18]" office:value-type="float" office:value="1.29253835425384" calcext:value-type="float">
            <text:p>1,29</text:p>
          </table:table-cell>
          <table:table-cell table:formula="of:=[.F18]-[.C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 table:number-columns-spanned="2" table:number-rows-spanned="1">
            <text:p>16</text:p>
          </table:table-cell>
          <table:covered-table-cell/>
          <table:table-cell office:value-type="float" office:value="16492953" calcext:value-type="float">
            <text:p>16 492 953</text:p>
          </table:table-cell>
          <table:table-cell office:value-type="float" office:value="68078" calcext:value-type="float">
            <text:p>68078</text:p>
          </table:table-cell>
          <table:table-cell/>
          <table:table-cell office:value-type="float" office:value="16492966" calcext:value-type="float">
            <text:p>16 492 966</text:p>
          </table:table-cell>
          <table:table-cell office:value-type="float" office:value="87000" calcext:value-type="float">
            <text:p>87000</text:p>
          </table:table-cell>
          <table:table-cell/>
          <table:table-cell table:formula="of:=[.G19]/[.D19]" office:value-type="float" office:value="1.27794588560181" calcext:value-type="float">
            <text:p>1,28</text:p>
          </table:table-cell>
          <table:table-cell table:formula="of:=[.F19]-[.C1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float" office:value="19069001" calcext:value-type="float">
            <text:p>19 069 001</text:p>
          </table:table-cell>
          <table:table-cell office:value-type="float" office:value="66721" calcext:value-type="float">
            <text:p>66721</text:p>
          </table:table-cell>
          <table:table-cell/>
          <table:table-cell office:value-type="float" office:value="19069008" calcext:value-type="float">
            <text:p>19 069 008</text:p>
          </table:table-cell>
          <table:table-cell office:value-type="float" office:value="100429" calcext:value-type="float">
            <text:p>100429</text:p>
          </table:table-cell>
          <table:table-cell/>
          <table:table-cell table:formula="of:=[.G20]/[.D20]" office:value-type="float" office:value="1.50520825527195" calcext:value-type="float">
            <text:p>1,51</text:p>
          </table:table-cell>
          <table:table-cell table:formula="of:=[.F20]-[.C2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 table:number-columns-spanned="2" table:number-rows-spanned="1">
            <text:p>18</text:p>
          </table:table-cell>
          <table:covered-table-cell/>
          <table:table-cell office:value-type="float" office:value="29062041" calcext:value-type="float">
            <text:p>29 062 041</text:p>
          </table:table-cell>
          <table:table-cell office:value-type="float" office:value="112926" calcext:value-type="float">
            <text:p>112926</text:p>
          </table:table-cell>
          <table:table-cell/>
          <table:table-cell office:value-type="float" office:value="29062049" calcext:value-type="float">
            <text:p>29 062 049</text:p>
          </table:table-cell>
          <table:table-cell office:value-type="float" office:value="150007" calcext:value-type="float">
            <text:p>150007</text:p>
          </table:table-cell>
          <table:table-cell/>
          <table:table-cell table:formula="of:=[.G21]/[.D21]" office:value-type="float" office:value="1.32836547827781" calcext:value-type="float">
            <text:p>1,33</text:p>
          </table:table-cell>
          <table:table-cell table:formula="of:=[.F21]-[.C2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float" office:value="18864854" calcext:value-type="float">
            <text:p>18 864 854</text:p>
          </table:table-cell>
          <table:table-cell office:value-type="float" office:value="75619" calcext:value-type="float">
            <text:p>75619</text:p>
          </table:table-cell>
          <table:table-cell/>
          <table:table-cell office:value-type="float" office:value="18864883" calcext:value-type="float">
            <text:p>18 864 883</text:p>
          </table:table-cell>
          <table:table-cell office:value-type="float" office:value="95750" calcext:value-type="float">
            <text:p>95750</text:p>
          </table:table-cell>
          <table:table-cell/>
          <table:table-cell table:formula="of:=[.G22]/[.D22]" office:value-type="float" office:value="1.26621616260464" calcext:value-type="float">
            <text:p>1,27</text:p>
          </table:table-cell>
          <table:table-cell table:formula="of:=[.F22]-[.C22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 table:number-columns-spanned="2" table:number-rows-spanned="1">
            <text:p>20</text:p>
          </table:table-cell>
          <table:covered-table-cell/>
          <table:table-cell office:value-type="float" office:value="29579785" calcext:value-type="float">
            <text:p>29 579 785</text:p>
          </table:table-cell>
          <table:table-cell office:value-type="float" office:value="117192" calcext:value-type="float">
            <text:p>117192</text:p>
          </table:table-cell>
          <table:table-cell/>
          <table:table-cell office:value-type="float" office:value="29579788" calcext:value-type="float">
            <text:p>29 579 788</text:p>
          </table:table-cell>
          <table:table-cell office:value-type="float" office:value="152735" calcext:value-type="float">
            <text:p>152735</text:p>
          </table:table-cell>
          <table:table-cell/>
          <table:table-cell table:formula="of:=[.G23]/[.D23]" office:value-type="float" office:value="1.30328862038364" calcext:value-type="float">
            <text:p>1,30</text:p>
          </table:table-cell>
          <table:table-cell table:formula="of:=[.F23]-[.C2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 table:number-columns-spanned="2" table:number-rows-spanned="1">
            <text:p>21</text:p>
          </table:table-cell>
          <table:covered-table-cell/>
          <table:table-cell office:value-type="float" office:value="17952464" calcext:value-type="float">
            <text:p>17 952 464</text:p>
          </table:table-cell>
          <table:table-cell office:value-type="float" office:value="75942" calcext:value-type="float">
            <text:p>75942</text:p>
          </table:table-cell>
          <table:table-cell/>
          <table:table-cell office:value-type="float" office:value="17952464" calcext:value-type="float">
            <text:p>17 952 464</text:p>
          </table:table-cell>
          <table:table-cell office:value-type="float" office:value="95448" calcext:value-type="float">
            <text:p>95448</text:p>
          </table:table-cell>
          <table:table-cell/>
          <table:table-cell table:formula="of:=[.G24]/[.D24]" office:value-type="float" office:value="1.25685391482974" calcext:value-type="float">
            <text:p>1,26</text:p>
          </table:table-cell>
          <table:table-cell table:style-name="ce22" table:formula="of:=[.F24]-[.C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 table:number-columns-spanned="2" table:number-rows-spanned="1">
            <text:p>22</text:p>
          </table:table-cell>
          <table:covered-table-cell/>
          <table:table-cell office:value-type="float" office:value="6361638" calcext:value-type="float">
            <text:p>6 361 638</text:p>
          </table:table-cell>
          <table:table-cell office:value-type="float" office:value="24989" calcext:value-type="float">
            <text:p>24989</text:p>
          </table:table-cell>
          <table:table-cell/>
          <table:table-cell office:value-type="float" office:value="6361640" calcext:value-type="float">
            <text:p>6 361 640</text:p>
          </table:table-cell>
          <table:table-cell office:value-type="float" office:value="33148" calcext:value-type="float">
            <text:p>33148</text:p>
          </table:table-cell>
          <table:table-cell/>
          <table:table-cell table:formula="of:=[.G25]/[.D25]" office:value-type="float" office:value="1.32650366161111" calcext:value-type="float">
            <text:p>1,33</text:p>
          </table:table-cell>
          <table:table-cell table:formula="of:=[.F25]-[.C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 table:number-columns-spanned="2" table:number-rows-spanned="1">
            <text:p>23</text:p>
          </table:table-cell>
          <table:covered-table-cell/>
          <table:table-cell office:value-type="float" office:value="5131991" calcext:value-type="float">
            <text:p>5 131 991</text:p>
          </table:table-cell>
          <table:table-cell office:value-type="float" office:value="20228" calcext:value-type="float">
            <text:p>20228</text:p>
          </table:table-cell>
          <table:table-cell/>
          <table:table-cell office:value-type="float" office:value="5131991" calcext:value-type="float">
            <text:p>5 131 991</text:p>
          </table:table-cell>
          <table:table-cell office:value-type="float" office:value="25210" calcext:value-type="float">
            <text:p>25210</text:p>
          </table:table-cell>
          <table:table-cell/>
          <table:table-cell table:formula="of:=[.G26]/[.D26]" office:value-type="float" office:value="1.24629226814317" calcext:value-type="float">
            <text:p>1,25</text:p>
          </table:table-cell>
          <table:table-cell table:style-name="ce22" table:formula="of:=[.F26]-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office:value-type="float" office:value="4352195" calcext:value-type="float">
            <text:p>4 352 195</text:p>
          </table:table-cell>
          <table:table-cell office:value-type="float" office:value="17026" calcext:value-type="float">
            <text:p>17026</text:p>
          </table:table-cell>
          <table:table-cell/>
          <table:table-cell office:value-type="float" office:value="4352195" calcext:value-type="float">
            <text:p>4 352 195</text:p>
          </table:table-cell>
          <table:table-cell office:value-type="float" office:value="21060" calcext:value-type="float">
            <text:p>21060</text:p>
          </table:table-cell>
          <table:table-cell/>
          <table:table-cell table:formula="of:=[.G27]/[.D27]" office:value-type="float" office:value="1.23693175143898" calcext:value-type="float">
            <text:p>1,24</text:p>
          </table:table-cell>
          <table:table-cell table:style-name="ce22" table:formula="of:=[.F27]-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float" office:value="6300631" calcext:value-type="float">
            <text:p>6 300 631</text:p>
          </table:table-cell>
          <table:table-cell office:value-type="float" office:value="25300" calcext:value-type="float">
            <text:p>25300</text:p>
          </table:table-cell>
          <table:table-cell/>
          <table:table-cell office:value-type="float" office:value="6300635" calcext:value-type="float">
            <text:p>6 300 635</text:p>
          </table:table-cell>
          <table:table-cell office:value-type="float" office:value="32344" calcext:value-type="float">
            <text:p>32344</text:p>
          </table:table-cell>
          <table:table-cell/>
          <table:table-cell table:formula="of:=[.G28]/[.D28]" office:value-type="float" office:value="1.27841897233202" calcext:value-type="float">
            <text:p>1,28</text:p>
          </table:table-cell>
          <table:table-cell table:formula="of:=[.F28]-[.C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 table:number-columns-spanned="2" table:number-rows-spanned="1">
            <text:p>26</text:p>
          </table:table-cell>
          <table:covered-table-cell/>
          <table:table-cell office:value-type="float" office:value="10199592" calcext:value-type="float">
            <text:p>10 199 592</text:p>
          </table:table-cell>
          <table:table-cell office:value-type="float" office:value="39455" calcext:value-type="float">
            <text:p>39455</text:p>
          </table:table-cell>
          <table:table-cell/>
          <table:table-cell office:value-type="float" office:value="10199722" calcext:value-type="float">
            <text:p>10 199 722</text:p>
          </table:table-cell>
          <table:table-cell office:value-type="float" office:value="52114" calcext:value-type="float">
            <text:p>52114</text:p>
          </table:table-cell>
          <table:table-cell/>
          <table:table-cell table:formula="of:=[.G29]/[.D29]" office:value-type="float" office:value="1.32084653402611" calcext:value-type="float">
            <text:p>1,32</text:p>
          </table:table-cell>
          <table:table-cell table:formula="of:=[.F29]-[.C29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7" calcext:value-type="float" table:number-columns-spanned="2" table:number-rows-spanned="1">
            <text:p>27</text:p>
          </table:table-cell>
          <table:covered-table-cell/>
          <table:table-cell office:value-type="float" office:value="29819994" calcext:value-type="float">
            <text:p>29 819 994</text:p>
          </table:table-cell>
          <table:table-cell office:value-type="float" office:value="114326" calcext:value-type="float">
            <text:p>114326</text:p>
          </table:table-cell>
          <table:table-cell/>
          <table:table-cell office:value-type="float" office:value="29820003" calcext:value-type="float">
            <text:p>29 820 003</text:p>
          </table:table-cell>
          <table:table-cell office:value-type="float" office:value="155509" calcext:value-type="float">
            <text:p>155509</text:p>
          </table:table-cell>
          <table:table-cell/>
          <table:table-cell table:formula="of:=[.G30]/[.D30]" office:value-type="float" office:value="1.36022427094449" calcext:value-type="float">
            <text:p>1,36</text:p>
          </table:table-cell>
          <table:table-cell table:formula="of:=[.F30]-[.C3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 table:number-columns-spanned="2" table:number-rows-spanned="1">
            <text:p>28</text:p>
          </table:table-cell>
          <table:covered-table-cell/>
          <table:table-cell office:value-type="float" office:value="5795906" calcext:value-type="float">
            <text:p>5 795 906</text:p>
          </table:table-cell>
          <table:table-cell office:value-type="float" office:value="23454" calcext:value-type="float">
            <text:p>23454</text:p>
          </table:table-cell>
          <table:table-cell/>
          <table:table-cell office:value-type="float" office:value="5795910" calcext:value-type="float">
            <text:p>5 795 910</text:p>
          </table:table-cell>
          <table:table-cell office:value-type="float" office:value="29895" calcext:value-type="float">
            <text:p>29895</text:p>
          </table:table-cell>
          <table:table-cell/>
          <table:table-cell table:formula="of:=[.G31]/[.D31]" office:value-type="float" office:value="1.27462266564339" calcext:value-type="float">
            <text:p>1,27</text:p>
          </table:table-cell>
          <table:table-cell table:formula="of:=[.F31]-[.C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 table:number-columns-spanned="2" table:number-rows-spanned="1">
            <text:p>29</text:p>
          </table:table-cell>
          <table:covered-table-cell/>
          <table:table-cell office:value-type="float" office:value="9822520" calcext:value-type="float">
            <text:p>9 822 520</text:p>
          </table:table-cell>
          <table:table-cell office:value-type="float" office:value="38813" calcext:value-type="float">
            <text:p>38813</text:p>
          </table:table-cell>
          <table:table-cell/>
          <table:table-cell office:value-type="float" office:value="9822521" calcext:value-type="float">
            <text:p>9 822 521</text:p>
          </table:table-cell>
          <table:table-cell office:value-type="float" office:value="50132" calcext:value-type="float">
            <text:p>50132</text:p>
          </table:table-cell>
          <table:table-cell/>
          <table:table-cell table:formula="of:=[.G32]/[.D32]" office:value-type="float" office:value="1.29162909334501" calcext:value-type="float">
            <text:p>1,29</text:p>
          </table:table-cell>
          <table:table-cell table:formula="of:=[.F32]-[.C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 table:number-columns-spanned="2" table:number-rows-spanned="1">
            <text:p>30</text:p>
          </table:table-cell>
          <table:covered-table-cell/>
          <table:table-cell office:value-type="float" office:value="8065968" calcext:value-type="float">
            <text:p>8 065 968</text:p>
          </table:table-cell>
          <table:table-cell office:value-type="float" office:value="33095" calcext:value-type="float">
            <text:p>33095</text:p>
          </table:table-cell>
          <table:table-cell/>
          <table:table-cell office:value-type="float" office:value="8065995" calcext:value-type="float">
            <text:p>8 065 995</text:p>
          </table:table-cell>
          <table:table-cell office:value-type="float" office:value="42752" calcext:value-type="float">
            <text:p>42752</text:p>
          </table:table-cell>
          <table:table-cell/>
          <table:table-cell table:formula="of:=[.G33]/[.D33]" office:value-type="float" office:value="1.29179634385859" calcext:value-type="float">
            <text:p>1,29</text:p>
          </table:table-cell>
          <table:table-cell table:formula="of:=[.F33]-[.C33]"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2"/>
          <table:table-cell table:style-name="ce7" table:number-columns-repeated="5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oyenne</text:p>
          </table:table-cell>
          <table:table-cell/>
          <table:table-cell table:style-name="ce8" table:formula="of:=AVERAGE([.C3:.C33])" office:value-type="float" office:value="14564879.7096774" calcext:value-type="float">
            <text:p>14 564 879,71</text:p>
          </table:table-cell>
          <table:table-cell table:style-name="ce8" table:formula="of:=AVERAGE([.D3:.D33])" office:value-type="float" office:value="58060.6774193548" calcext:value-type="float">
            <text:p>58 060,68</text:p>
          </table:table-cell>
          <table:table-cell table:style-name="ce8"/>
          <table:table-cell table:style-name="ce8" table:formula="of:=AVERAGE([.F3:.F33])" office:value-type="float" office:value="14564892.2903226" calcext:value-type="float">
            <text:p>14 564 892,29</text:p>
          </table:table-cell>
          <table:table-cell table:style-name="ce8" table:formula="of:=AVERAGE([.G3:.G33])" office:value-type="float" office:value="75296.935483871" calcext:value-type="float">
            <text:p>75 296,94</text:p>
          </table:table-cell>
          <table:table-cell table:style-name="ce8"/>
          <table:table-cell table:style-name="ce8" table:formula="of:=AVERAGE([.I3:.I33])" office:value-type="float" office:value="1.29448820188999" calcext:value-type="float">
            <text:p>1,29</text:p>
          </table:table-cell>
          <table:table-cell table:style-name="ce24" table:formula="of:=AVERAGE([.J3:.J33])" office:value-type="float" office:value="12.5806451612903" calcext:value-type="float">
            <text:p>12,58</text:p>
          </table:table-cell>
        </table:table-row>
        <table:table-row table:style-name="ro1">
          <table:table-cell table:style-name="ce3" office:value-type="string" calcext:value-type="string">
            <text:p>Écart type</text:p>
          </table:table-cell>
          <table:table-cell/>
          <table:table-cell table:style-name="ce8" table:formula="of:=STDEV([.C3:.C33])" office:value-type="float" office:value="9423003.96786629" calcext:value-type="float">
            <text:p>9 423 003,97</text:p>
          </table:table-cell>
          <table:table-cell table:style-name="ce8" table:formula="of:=STDEV([.D3:.D33])" office:value-type="float" office:value="37635.5141157809" calcext:value-type="float">
            <text:p>37 635,51</text:p>
          </table:table-cell>
          <table:table-cell table:style-name="ce8"/>
          <table:table-cell table:style-name="ce8" table:formula="of:=STDEV([.F3:.F33])" office:value-type="float" office:value="9423008.62561285" calcext:value-type="float">
            <text:p>9 423 008,63</text:p>
          </table:table-cell>
          <table:table-cell table:style-name="ce8" table:formula="of:=STDEV([.G3:.G33])" office:value-type="float" office:value="49046.3607191777" calcext:value-type="float">
            <text:p>49 046,36</text:p>
          </table:table-cell>
          <table:table-cell table:style-name="ce8"/>
          <table:table-cell table:style-name="ce21" table:formula="of:=STDEV([.I3:.I33])" office:value-type="float" office:value="0.0485361604580127" calcext:value-type="float">
            <text:p>0,05</text:p>
          </table:table-cell>
          <table:table-cell table:style-name="ce24" table:formula="of:=STDEV([.J3:.J33])" office:value-type="float" office:value="27.2589730713251" calcext:value-type="float">
            <text:p>27,26</text:p>
          </table:table-cell>
        </table:table-row>
      </table:table>
      <table:named-expressions/>
      <table:database-ranges>
        <table:database-range table:name="__Anonymous_Sheet_DB__0" table:target-range-address="result1.A1:result1.A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4:36:11.751281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4-17T16:02:41.170512167</dc:date>
    <meta:editing-duration>PT1H19M42S</meta:editing-duration>
    <meta:editing-cycles>4</meta:editing-cycles>
    <meta:generator>LibreOffice/6.4.7.2$Linux_X86_64 LibreOffice_project/40$Build-2</meta:generator>
    <meta:document-statistic meta:table-count="1" meta:cell-count="241" meta:object-count="0"/>
  </office:meta>
</office:document-meta>
</file>